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0873b"/>
    </style:style>
    <style:style style:name="P2" style:family="paragraph" style:parent-style-name="Standard">
      <style:text-properties officeooo:rsid="00011075" officeooo:paragraph-rsid="00011075"/>
    </style:style>
    <style:style style:name="P3" style:family="paragraph" style:parent-style-name="Standard">
      <style:text-properties officeooo:rsid="00011075" officeooo:paragraph-rsid="00011075"/>
    </style:style>
    <style:style style:name="P4" style:family="paragraph" style:parent-style-name="Standard">
      <style:text-properties officeooo:rsid="0000873b" officeooo:paragraph-rsid="00034327"/>
    </style:style>
    <style:style style:name="P5" style:family="paragraph" style:parent-style-name="Standard">
      <style:text-properties officeooo:rsid="0001bda4" officeooo:paragraph-rsid="00034327"/>
    </style:style>
    <style:style style:name="P6" style:family="paragraph" style:parent-style-name="Standard">
      <style:text-properties officeooo:paragraph-rsid="0000873b"/>
    </style:style>
    <style:style style:name="P7" style:family="paragraph" style:parent-style-name="Standard">
      <style:text-properties officeooo:paragraph-rsid="00034327"/>
    </style:style>
    <style:style style:name="P8" style:family="paragraph" style:parent-style-name="Standard">
      <style:text-properties officeooo:paragraph-rsid="00011075"/>
    </style:style>
    <style:style style:name="P9" style:family="paragraph" style:parent-style-name="Standard">
      <style:text-properties officeooo:rsid="00044bc3" officeooo:paragraph-rsid="00044bc3"/>
    </style:style>
    <style:style style:name="P10" style:family="paragraph" style:parent-style-name="Standard">
      <style:text-properties officeooo:rsid="0004ff73" officeooo:paragraph-rsid="0004ff73"/>
    </style:style>
    <style:style style:name="T1" style:family="text">
      <style:text-properties officeooo:rsid="0000873b"/>
    </style:style>
    <style:style style:name="T2" style:family="text">
      <style:text-properties officeooo:rsid="0001bda4"/>
    </style:style>
    <style:style style:name="T3" style:family="text">
      <style:text-properties officeooo:rsid="00034327"/>
    </style:style>
    <style:style style:name="T4" style:family="text">
      <style:text-properties officeooo:rsid="00044bc3"/>
    </style:style>
    <style:style style:name="T5" style:family="text">
      <style:text-properties officeooo:rsid="0004ff73"/>
    </style:style>
    <style:style style:name="T6" style:family="text">
      <style:text-properties officeooo:rsid="000110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 arriba a abajo:<text:line-break/></text:p>
      <text:p text:style-name="P8"><text:span text:style-name="T6">-Favicon, </text:span><text:span text:style-name="T4">carpeta Posibles Favicon</text:span><text:span text:style-name="T6">, la que veas/venga mejor poner, </text:span><text:span text:style-name="T4">a mí me mola la de Dalí, me ha costado encontrar libres, si consideras mejor otro, </text:span><text:span text:style-name="T5">todo tuyo</text:span><text:span text:style-name="T4">!</text:span><text:span text:style-name="T6"> </text:span></text:p>
      <text:p text:style-name="P2"/>
      <text:p text:style-name="P2">-Cuando paso el hover por la ventana en el navegador, en la parte más arriba, pone ONSPANISHLINE Archivo local o compartido. ¿Se podría cambiar o quitar esto último <text:span text:style-name="T4">de “Archivo local o compartido” por Speak Spanish?</text:span></text:p>
      <text:p text:style-name="P2"/>
      <text:p text:style-name="P2">-<text:span text:style-name="T2">Carpeta Clients cambiar las palabras / cooking por Speak / food por Spanish / Spain por from / </text:span><text:span text:style-name="T4">y / home por at home /. </text:span></text:p>
      <text:p text:style-name="P2"/>
      <text:p text:style-name="Standard">-<text:span text:style-name="T1">Galería: dejarla </text:span><text:span text:style-name="T4">manejable</text:span><text:span text:style-name="T1"> para posibles cambios (quiero mejorar las fotos). Quizá sean muchas, no sé esto a ver qué piensas. </text:span></text:p>
      <text:p text:style-name="P1"/>
      <text:p text:style-name="P1">-<text:span text:style-name="T1">Pie de página igualar color al verde del menú.</text:span></text:p>
      <text:p text:style-name="P1"/>
      <text:p text:style-name="P4">-Las fotos he podido cuadrar <text:span text:style-name="T2">justo</text:span> la<text:span text:style-name="T2">s carpetas de parallax, screenshots, team y works. <text:line-break/>Con bgslides </text:span><text:span text:style-name="T5">no he podido para que queden igual de cuadradas con el texto, pero quizá se pueda quedar como está?</text:span></text:p>
      <text:p text:style-name="P5">He usado algunas de las que ya había en la plantilla que me enviaste tú, creo que me dijiste que no había problema en usarlas, <text:span text:style-name="T3">he dejado también algunas para tener la referencia del tamaño pero las quitaré cuando publique la web. </text:span></text:p>
      <text:p text:style-name="P10">La carpeta Banco de imágenes posibles son fotos libres que podría usar pero que no he visto convenientes o no me han gustado al ponerlas, ahí están por si ves alguna interesante que pueda funcionar mejor que otra. </text:p>
      <text:p text:style-name="P5"/>
      <text:p text:style-name="P10">Aparte de lo que me comentaste, ya lo único sería si la pudiera poner en varios idiomas, ponerla en español, francés, chino, ruso, alemán...en fin cuantas más mejor, el texto lo consigo yo lógicamente pero sería complicado hacer esto??</text:p>
      <text:p text:style-name="P5"/>
      <text:p text:style-name="P9">Sería genial si como me decías podríamos integrar pasarela de pago, si lo necesitas te preparo precios y paquetes, y lo del chat para hacer una reserva automática! </text:p>
      <text:p text:style-name="P9">Eso lo haría todo bastante más profesional, te lo agradezco un montón Carlos, un abrazo grande tiaco!</text:p>
      <text:p text:style-name="P7"/>
      <text:p text:style-name="P10">Te debo una buena cena como mínimo, queda pendient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7T00:07:51.810000000</dc:date>
    <meta:editing-duration>PT18M25S</meta:editing-duration>
    <meta:editing-cycles>3</meta:editing-cycles>
    <meta:document-statistic meta:table-count="0" meta:image-count="0" meta:object-count="0" meta:page-count="1" meta:paragraph-count="13" meta:word-count="329" meta:character-count="1886" meta:non-whitespace-character-count="1562"/>
  </office:meta>
</office:document-meta>
</file>